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00e84" officeooo:paragraph-rsid="00100e84"/>
    </style:style>
    <style:style style:name="P2" style:family="paragraph" style:parent-style-name="Standard">
      <style:paragraph-properties fo:text-align="center" style:justify-single-word="false"/>
      <style:text-properties officeooo:rsid="00100e84" officeooo:paragraph-rsid="00100e84"/>
    </style:style>
    <style:style style:name="T1"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x Gordon</text:p>
      <text:p text:style-name="P1">AP Computer Science</text:p>
      <text:p text:style-name="P1">Mr. Shelton</text:p>
      <text:p text:style-name="P1">20 November 2019</text:p>
      <text:p text:style-name="P2"><text:span text:style-name="T1">Instances of a Class</text:span></text:p>
      <text:p text:style-name="Standard"><text:tab/>The first program has all of the code contained within the main method, so that means it is a non-procedural program. It has two lines, both printing to the console. The second program has a second method that handles all of the printing to console, and the main method just “organizes” the whole program by calling that child method. The final program uses object-oriented programming. It first creates the object and then it runs a method on the object that prints the two lines to the console.</text:p>
      <text:p text:style-name="Standard"><text:tab/>In this scenario, the first program is the correct one because there are only two lines of “functional” code, so it makes that most sense and improves readability to have all of the code contained within the main method. Although when it comes to scalability the final program is superior because you can easily add more object methods and call and pass the objects amongst themselves. So if you were to be writing a several thousand line program, then the final program would be the best way of writing it. The second program would work best in a small program, where you do not need to object orient it, but putting it all in the main method would be a nightmare. So really whenever you are building an app, using functional and object-oriented programming style is necessary depending on the size of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4:10:25.234696748</meta:creation-date>
    <dc:date>2019-11-20T13:58:57.192065129</dc:date>
    <meta:editing-duration>PT4M29S</meta:editing-duration>
    <meta:editing-cycles>2</meta:editing-cycles>
    <meta:generator>LibreOffice/6.2.8.2$Linux_X86_64 LibreOffice_project/20$Build-2</meta:generator>
    <meta:document-statistic meta:table-count="0" meta:image-count="0" meta:object-count="0" meta:page-count="1" meta:paragraph-count="7" meta:word-count="245" meta:character-count="1389" meta:non-whitespace-character-count="1149"/>
  </office:meta>
</office:document-meta>
</file>